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Preformatted_20_Text" style:list-style-name="L19"/>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style style:name="P24" style:family="paragraph" style:parent-style-name="Text_20_body">
      <style:text-properties fo:font-weight="bold" style:font-weight-asian="bold" style:font-weight-complex="bold"/>
    </style:style>
    <style:style style:name="P25" style:family="paragraph" style:parent-style-name="Text_20_body" style:list-style-name="L20">
      <style:paragraph-properties fo:margin-top="0cm" fo:margin-bottom="0cm" style:contextual-spacing="false"/>
    </style:style>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list-style-name="L23">
      <style:paragraph-properties fo:margin-top="0cm" fo:margin-bottom="0cm" style:contextual-spacing="false"/>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text-properties officeooo:paragraph-rsid="00185602"/>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5"><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6"><text:a xlink:type="simple" xlink:href="#research-questions---april-2024" text:style-name="Internet_20_link" text:visited-style-name="Visited_20_Internet_20_Link"><text:span text:style-name="Definition">Research Questions - April 2024</text:span></text:a></text:p>
            </text:list-item>
            <text:list-item>
              <text:p text:style-name="P6"><text:a xlink:type="simple" xlink:href="#introduction" text:style-name="Internet_20_link" text:visited-style-name="Visited_20_Internet_20_Link"><text:span text:style-name="Definition">Introduction</text:span></text:a></text:p>
              <text:list text:style-name="L3">
                <text:list-item>
                  <text:p text:style-name="P7"><text:a xlink:type="simple" xlink:href="#notes-on-structure-of-the-chapter" text:style-name="Internet_20_link" text:visited-style-name="Visited_20_Internet_20_Link"><text:span text:style-name="Definition">Notes on structure of the chapter</text:span></text:a></text:p>
                </text:list-item>
              </text:list>
            </text:list-item>
            <text:list-item>
              <text:p text:style-name="P6"><text:a xlink:type="simple" xlink:href="#observations-on-emergent-elements-of-agency-within-cultural-activity" text:style-name="Internet_20_link" text:visited-style-name="Visited_20_Internet_20_Link"><text:span text:style-name="Definition">Observations on emergent elements of agency within cultural activity</text:span></text:a></text:p>
              <text:list text:style-name="L4">
                <text:list-item>
                  <text:p text:style-name="P8"><text:a xlink:type="simple" xlink:href="#intro-to-this-section-on-planned-and-emergent-activity" text:style-name="Internet_20_link" text:visited-style-name="Visited_20_Internet_20_Link"><text:span text:style-name="Definition">Intro to this section (on planned and emergent activity)</text:span></text:a></text:p>
                  <text:list text:style-name="L5">
                    <text:list-item>
                      <text:p text:style-name="P9"><text:a xlink:type="simple" xlink:href="#recap-of-emerging-role-of-playtesting" text:style-name="Internet_20_link" text:visited-style-name="Visited_20_Internet_20_Link"><text:span text:style-name="Definition">Recap of Emerging role of playtesting</text:span></text:a></text:p>
                    </text:list-item>
                  </text:list>
                </text:list-item>
                <text:list-item>
                  <text:p text:style-name="P8"><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6">
                    <text:list-item>
                      <text:p text:style-name="P10"><text:a xlink:type="simple" xlink:href="#summary-home-funds-and-rqs" text:style-name="Internet_20_link" text:visited-style-name="Visited_20_Internet_20_Link"><text:span text:style-name="Definition">Summary: Home Funds and RQs</text:span></text:a></text:p>
                    </text:list-item>
                  </text:list>
                </text:list-item>
              </text:list>
            </text:list-item>
            <text:list-item>
              <text:p text:style-name="P6"><text:a xlink:type="simple" xlink:href="#observations-on-emerging-flexible-design-practices" text:style-name="Internet_20_link" text:visited-style-name="Visited_20_Internet_20_Link"><text:span text:style-name="Definition">Observations on emerging flexible design practices</text:span></text:a></text:p>
              <text:list text:style-name="L7">
                <text:list-item>
                  <text:p text:style-name="P11"><text:a xlink:type="simple" xlink:href="#observations-on-flexible-design-practices" text:style-name="Internet_20_link" text:visited-style-name="Visited_20_Internet_20_Link"><text:span text:style-name="Definition">Observations on Flexible Design Practices</text:span></text:a></text:p>
                </text:list-item>
                <text:list-item>
                  <text:p text:style-name="P11"><text:a xlink:type="simple" xlink:href="#observations-on-game-making-types" text:style-name="Internet_20_link" text:visited-style-name="Visited_20_Internet_20_Link"><text:span text:style-name="Definition">Observations on Game Making Types</text:span></text:a></text:p>
                </text:list-item>
                <text:list-item>
                  <text:p text:style-name="P11"><text:a xlink:type="simple" xlink:href="#the-potential-of-emergent-non-productive-activities" text:style-name="Internet_20_link" text:visited-style-name="Visited_20_Internet_20_Link"><text:span text:style-name="Definition">The potential of emergent “non-productive” activities</text:span></text:a></text:p>
                </text:list-item>
                <text:list-item>
                  <text:p text:style-name="P11"><text:a xlink:type="simple" xlink:href="#discussion-in-relation-to-other-research---beyond-design-cycle-stages" text:style-name="Internet_20_link" text:visited-style-name="Visited_20_Internet_20_Link"><text:span text:style-name="Definition">Discussion in relation to other research - beyond design cycle stages</text:span></text:a></text:p>
                </text:list-item>
                <text:list-item>
                  <text:p text:style-name="P11"><text:a xlink:type="simple" xlink:href="#on-game-jamming" text:style-name="Internet_20_link" text:visited-style-name="Visited_20_Internet_20_Link"><text:span text:style-name="Definition">On Game Jamming</text:span></text:a></text:p>
                </text:list-item>
                <text:list-item>
                  <text:p text:style-name="P11"><text:a xlink:type="simple" xlink:href="#recommendations-for-practice-based-on-developing-agency-of-participants---write-here-and-move-if-needed." text:style-name="Internet_20_link" text:visited-style-name="Visited_20_Internet_20_Link"><text:span text:style-name="Definition">Recommendations for practice based on developing agency of Participants - WRITE HERE AND MOVE IF NEEDED.</text:span></text:a></text:p>
                </text:list-item>
                <text:list-item>
                  <text:p text:style-name="P11"><text:a xlink:type="simple" xlink:href="#the-interaction-of-emergent-flexible-deign-practices-and-the-collection-of-game-design-patterns" text:style-name="Internet_20_link" text:visited-style-name="Visited_20_Internet_20_Link"><text:span text:style-name="Definition">The interaction of emergent / flexible deign practices and the collection of Game Design Patterns</text:span></text:a></text:p>
                </text:list-item>
              </text:list>
            </text:list-item>
            <text:list-item>
              <text:p text:style-name="P6"><text:a xlink:type="simple" xlink:href="#on-the-drama-process" text:style-name="Internet_20_link" text:visited-style-name="Visited_20_Internet_20_Link"><text:span text:style-name="Definition">On the Drama Process</text:span></text:a></text:p>
              <text:list text:style-name="L8">
                <text:list-item>
                  <text:p text:style-name="P12"><text:a xlink:type="simple" xlink:href="#discussion-on-conflicts-associated-with-authenticity-of-audience" text:style-name="Internet_20_link" text:visited-style-name="Visited_20_Internet_20_Link"><text:span text:style-name="Definition">Discussion on conflicts associated with authenticity of audience</text:span></text:a></text:p>
                </text:list-item>
                <text:list-item>
                  <text:p text:style-name="P12"><text:a xlink:type="simple" xlink:href="#observations-on-use-of-side-missions-in-drama-process" text:style-name="Internet_20_link" text:visited-style-name="Visited_20_Internet_20_Link"><text:span text:style-name="Definition">Observations on use of side missions in drama process</text:span></text:a></text:p>
                  <text:list text:style-name="L9">
                    <text:list-item>
                      <text:p text:style-name="P13"><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
                </text:list-item>
                <text:list-item>
                  <text:p text:style-name="P12"><text:a xlink:type="simple" xlink:href="#discussion-on-dimensions-of-authenticity-and-process-drama" text:style-name="Internet_20_link" text:visited-style-name="Visited_20_Internet_20_Link"><text:span text:style-name="Definition">Discussion on dimensions of authenticity and Process Drama</text:span></text:a></text:p>
                </text:list-item>
                <text:list-item>
                  <text:p text:style-name="P12"><text:a xlink:type="simple" xlink:href="#discussion-on-making-types-and-process-drama-side-missions" text:style-name="Internet_20_link" text:visited-style-name="Visited_20_Internet_20_Link"><text:span text:style-name="Definition">Discussion on making types and process drama / side missions</text:span></text:a></text:p>
                </text:list-item>
                <text:list-item>
                  <text:p text:style-name="P12"><text:a xlink:type="simple" xlink:href="#discussion-on-drama-process-and-agency" text:style-name="Internet_20_link" text:visited-style-name="Visited_20_Internet_20_Link"><text:span text:style-name="Definition">Discussion on Drama Process and Agency</text:span></text:a></text:p>
                </text:list-item>
                <text:list-item>
                  <text:p text:style-name="P12"><text:a xlink:type="simple" xlink:href="#positive-affective-space-within-a-drama-process" text:style-name="Internet_20_link" text:visited-style-name="Visited_20_Internet_20_Link"><text:span text:style-name="Definition">Positive affective space within a drama process</text:span></text:a></text:p>
                  <text:list text:style-name="L10">
                    <text:list-item>
                      <text:p text:style-name="P14"><text:a xlink:type="simple" xlink:href="#reflection-on-reflecting-in-role" text:style-name="Internet_20_link" text:visited-style-name="Visited_20_Internet_20_Link"><text:span text:style-name="Definition">Reflection on reflecting in role</text:span></text:a></text:p>
                    </text:list-item>
                    <text:list-item>
                      <text:p text:style-name="P14"><text:a xlink:type="simple" xlink:href="#discussion-on-mediated-chat-and-potential-for-addressing-contradictions-in-activity" text:style-name="Internet_20_link" text:visited-style-name="Visited_20_Internet_20_Link"><text:span text:style-name="Definition">Discussion on mediated chat and potential for addressing contradictions in activity</text:span></text:a></text:p>
                    </text:list-item>
                    <text:list-item>
                      <text:p text:style-name="P14"><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6"><text:a xlink:type="simple" xlink:href="#discussion-section---metaphors-on-developing-agency" text:style-name="Internet_20_link" text:visited-style-name="Visited_20_Internet_20_Link"><text:span text:style-name="Definition">Discussion section - Metaphors on developing agency</text:span></text:a></text:p>
              <text:list text:style-name="L11">
                <text:list-item>
                  <text:p text:style-name="P15"><text:a xlink:type="simple" xlink:href="#m1---affordances-and-anchors" text:style-name="Internet_20_link" text:visited-style-name="Visited_20_Internet_20_Link"><text:span text:style-name="Definition">M1 - Affordances and anchors</text:span></text:a></text:p>
                  <text:list text:style-name="L12">
                    <text:list-item>
                      <text:p text:style-name="P16"><text:a xlink:type="simple" xlink:href="#dual-stimulation-and-affordances" text:style-name="Internet_20_link" text:visited-style-name="Visited_20_Internet_20_Link"><text:span text:style-name="Definition">Dual stimulation and affordances</text:span></text:a></text:p>
                    </text:list-item>
                    <text:list-item>
                      <text:p text:style-name="P16"><text:a xlink:type="simple" xlink:href="#kedging-anchor-metaphor" text:style-name="Internet_20_link" text:visited-style-name="Visited_20_Internet_20_Link"><text:span text:style-name="Definition">Kedging anchor metaphor</text:span></text:a></text:p>
                    </text:list-item>
                    <text:list-item>
                      <text:p text:style-name="P16"><text:a xlink:type="simple" xlink:href="#affordances-as-catching-points-metaphor" text:style-name="Internet_20_link" text:visited-style-name="Visited_20_Internet_20_Link"><text:span text:style-name="Definition">Affordances as catching points metaphor</text:span></text:a></text:p>
                    </text:list-item>
                  </text:list>
                </text:list-item>
                <text:list-item>
                  <text:p text:style-name="P15"><text:a xlink:type="simple" xlink:href="#holding-zone" text:style-name="Internet_20_link" text:visited-style-name="Visited_20_Internet_20_Link"><text:span text:style-name="Definition">Holding Zone</text:span></text:a></text:p>
                </text:list-item>
                <text:list-item>
                  <text:p text:style-name="P15"><text:a xlink:type="simple" xlink:href="#playgrounds-and-sheltered-harbours" text:style-name="Internet_20_link" text:visited-style-name="Visited_20_Internet_20_Link"><text:span text:style-name="Definition">Playgrounds and sheltered harbours</text:span></text:a></text:p>
                  <text:list text:style-name="L13">
                    <text:list-item>
                      <text:p text:style-name="P17"><text:a xlink:type="simple" xlink:href="#nurturing-agency-by-creating-space-for-emergent-practices" text:style-name="Internet_20_link" text:visited-style-name="Visited_20_Internet_20_Link"><text:span text:style-name="Definition">Nurturing agency by creating space for emergent practices</text:span></text:a></text:p>
                    </text:list-item>
                    <text:list-item>
                      <text:p text:style-name="P17"><text:a xlink:type="simple" xlink:href="#the-freedoms-and-restrictions-of-playgrounds" text:style-name="Internet_20_link" text:visited-style-name="Visited_20_Internet_20_Link"><text:span text:style-name="Definition">The freedoms and restrictions of playgrounds</text:span></text:a></text:p>
                    </text:list-item>
                  </text:list>
                </text:list-item>
              </text:list>
            </text:list-item>
            <text:list-item>
              <text:p text:style-name="P6"><text:a xlink:type="simple" xlink:href="#exploring-conceptions-of-agency-via-a-synthesis-of-the-findings-of-this-study" text:style-name="Internet_20_link" text:visited-style-name="Visited_20_Internet_20_Link"><text:span text:style-name="Definition">Exploring conceptions of agency via a synthesis of the findings of this study</text:span></text:a></text:p>
              <text:list text:style-name="L14">
                <text:list-item>
                  <text:p text:style-name="P18"><text:a xlink:type="simple" xlink:href="#discussion-on-agency-concerning-tools-and-resources-authenticity-in-particular" text:style-name="Internet_20_link" text:visited-style-name="Visited_20_Internet_20_Link"><text:span text:style-name="Definition">Discussion on agency concerning tools and resources (authenticity in particular)</text:span></text:a></text:p>
                  <text:list text:style-name="L15">
                    <text:list-item>
                      <text:p text:style-name="P19"><text:a xlink:type="simple" xlink:href="#increased-scaffolding-of-tools-can-increase-instrumental-agency-but-at-what-cost" text:style-name="Internet_20_link" text:visited-style-name="Visited_20_Internet_20_Link"><text:span text:style-name="Definition">Increased scaffolding of tools can increase instrumental agency but at what cost?</text:span></text:a></text:p>
                    </text:list-item>
                    <text:list-item>
                      <text:p text:style-name="P19"><text:a xlink:type="simple" xlink:href="#different-black-boxes-for-different-goals" text:style-name="Internet_20_link" text:visited-style-name="Visited_20_Internet_20_Link"><text:span text:style-name="Definition">Different black boxes for different goals</text:span></text:a></text:p>
                    </text:list-item>
                    <text:list-item>
                      <text:p text:style-name="P19"><text:a xlink:type="simple" xlink:href="#the-potentially-awesome-impact-of-lifting-the-lid-on-authentic-technologies" text:style-name="Internet_20_link" text:visited-style-name="Visited_20_Internet_20_Link"><text:span text:style-name="Definition">The potentially awesome impact of lifting the lid on authentic technologies</text:span></text:a></text:p>
                    </text:list-item>
                    <text:list-item>
                      <text:p text:style-name="P19"><text:a xlink:type="simple" xlink:href="#exploring-different-dimensions-of-agency-in-tool-use-using-the-concept-fo-dual-stimuation" text:style-name="Internet_20_link" text:visited-style-name="Visited_20_Internet_20_Link"><text:span text:style-name="Definition">Exploring different dimensions of agency in tool use (using the concept fo dual stimuation)</text:span></text:a></text:p>
                    </text:list-item>
                  </text:list>
                </text:list-item>
                <text:list-item>
                  <text:p text:style-name="P18"><text:a xlink:type="simple" xlink:href="#agency-in-response-to-a-series-of-second-stimuli" text:style-name="Internet_20_link" text:visited-style-name="Visited_20_Internet_20_Link"><text:soft-page-break/><text:span text:style-name="Definition">Agency in response to a series of second stimuli</text:span></text:a></text:p>
                </text:list-item>
              </text:list>
            </text:list-item>
            <text:list-item>
              <text:p text:style-name="P6"><text:a xlink:type="simple" xlink:href="#implications-for-practice-to-encourage-agency" text:style-name="Internet_20_link" text:visited-style-name="Visited_20_Internet_20_Link"><text:span text:style-name="Definition">Implications for practice to encourage agency</text:span></text:a></text:p>
              <text:list text:style-name="L16">
                <text:list-item>
                  <text:p text:style-name="P20"><text:a xlink:type="simple" xlink:href="#asking-questions-about-the-challenge-of-applying-this-model-to-classroom-environments." text:style-name="Internet_20_link" text:visited-style-name="Visited_20_Internet_20_Link"><text:span text:style-name="Definition">Asking questions about the challenge of applying this model to classroom environments.</text:span></text:a></text:p>
                  <text:list text:style-name="L17">
                    <text:list-item>
                      <text:p text:style-name="P21"><text:a xlink:type="simple" xlink:href="#divining-authentic-frameworks" text:style-name="Internet_20_link" text:visited-style-name="Visited_20_Internet_20_Link"><text:span text:style-name="Definition">Divining authentic frameworks</text:span></text:a></text:p>
                    </text:list-item>
                    <text:list-item>
                      <text:p text:style-name="P21"><text:a xlink:type="simple" xlink:href="#keeping-hard-fun-hard" text:style-name="Internet_20_link" text:visited-style-name="Visited_20_Internet_20_Link"><text:span text:style-name="Definition">Keeping hard fun hard</text:span></text:a></text:p>
                    </text:list-item>
                  </text:list>
                </text:list-item>
              </text:list>
            </text:list-item>
            <text:list-item>
              <text:p text:style-name="P6"><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item>
              <text:p text:style-name="P6"><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8">
        <text:list-item>
          <text:p text:style-name="P22">What <text:span text:style-name="T1">barriers</text:span> contradictions arose in participation in this research’s game coding processes and what pedagogical tools and processes are available to address these contradictions?</text:p>
        </text:list-item>
        <text:list-item>
          <text:p text:style-name="P22">How can game design patterns support the development of coding practices with novices?</text:p>
        </text:list-item>
        <text:list-item>
          <text:p text:style-name="P22">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explores emergent cultural and community activity, deepens discussion on interpersonal activity and implications for dimensions of tool use on learner agenc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and practical tools of this game making program, particularly in reference to the building of agency?</text:p>
      <text:p text:style-name="Text_20_body">Thus mostly addressing RQ3. However to do this, the chapter builds on the work of previous chapters and in doing so discusses aspects of all three research questions.</text:p>
      <text:p text:style-name="Text_20_body">For example, in the previous chapter explored the use of GDPs in varied ways which combined to provide a useful structure to orient project work. The community themes is developed in this chapter in the following ways:</text:p>
      <text:list text:style-name="L19">
        <text:list-item>
          <text:p text:style-name="P23">emerging use of narratives and graphics which drawing on home funds of knowledge</text:p>
          <text:p text:style-name="P4">&lt;!-- - playtesting as a social process; play testing and embodied participation in the games of others - community concepts and norming behaviour emerging during playtesting --&gt;</text:p>
        </text:list-item>
        <text:list-item>
          <text:p text:style-name="P23">the emergence of flexible and complex design behaviours.</text:p>
        </text:list-item>
      </text:list>
      <text:p text:style-name="First_20_paragraph">This section includes evidence and discussion in relation with other research on these aspects.</text:p>
      <text:p text:style-name="Text_20_body">The next section of the chapter addresses evidence of reactions and development of the drama process introduced in chapter five. THIS SECTION INVOLVES RESTRUCTURING LINK BETWEEN CH 5 AND THIS ONE. MOVE REACTION HERE.</text:p>
      <text:p text:style-name="Text_20_body">The chapter then begins a discussion on the overall design context, tensions and evolution of tool use. Particular attention is given to the implications of design decisions and scaffolding approaches <text:soft-page-break/>to tool use. WHAT RQS DOES THIS ANSWER AND WHY? STEER TO RQ3 ON AGENCY</text:p>
      <text:p text:style-name="Text_20_body">It also begins to ask questions about the possible application of this approach to classroom contexts.</text:p>
      <text:p text:style-name="Text_20_body">The chapter ends with a discussion on wider concerns of designing for learner agency. Here I synthesise analysis on processes which support learners to develop agency in this game making community and the role of different levels of authenticity.</text:p>
      <text:p text:style-name="Text_20_body">Some sections here including discussion on element of the introduced drama processe explore how facilitators can encourage emergent processes as part of an introduced design. This discussion chapter uses this conceptual spectrum as a way to explore an analyis of different aspects of agency aand inclusive pedagogies.</text:p>
      <text:h text:style-name="Heading_20_2" text:outline-level="2"><text:bookmark-start text:name="observations-on-emergent-elements-of-agency-within-cultural-activity"/>Observations on emergent elements of agency within cultural activity<text:bookmark-end text:name="observations-on-emergent-elements-of-agency-within-cultural-activity"/></text:h>
      <text:p text:style-name="First_20_paragraph">This section describes and discusses some of the emergent, flexible and adaptive design practices that I observed in video data.</text:p>
      <text:p text:style-name="Text_20_body">I also discuss these findings in line with existing research in relevant areas.</text:p>
      <text:h text:style-name="Heading_20_3" text:outline-level="3"><text:bookmark-start text:name="intro-to-this-section-on-planned-and-emergent-activity"/>Intro to this section (on planned and emergent activity)<text:bookmark-end text:name="intro-to-this-section-on-planned-and-emergent-activity"/></text:h>
      <text:p text:style-name="First_20_paragraph">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4" text:outline-level="4"><text:bookmark-start text:name="recap-of-emerging-role-of-playtesting"/>Recap of Emerging role of playtesting<text:bookmark-end text:name="recap-of-emerging-role-of-playtesting"/></text:h>
      <text:p text:style-name="First_20_paragraph">The emerging character of playtesting in this design (explored in Chapter 5) is another example of a process which began in as an introduced activity. Namely:</text:p>
      <text:h text:style-name="Heading_20_3" text:outline-level="3"><text:bookmark-start text:name="emerging-use-of-narratives-and-graphics-which-drawing-on-home-funds-of-knowledge"/><text:soft-page-break/>Emerging use of narratives and graphics which drawing on home funds of knowledge<text:bookmark-end text:name="emerging-use-of-narratives-and-graphics-which-drawing-on-home-funds-of-knowledge"/></text:h>
      <text:p text:style-name="P3">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kuuxfit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Wq9uNa3I04"/>(Papert, 1980; Resnick, 2012)<text:reference-mark-end text:name="ZOTERO_ITEM CSL_CITATION {&quot;citationID&quot;:&quot;kuuxfit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Wq9uNa3I04"/>. It also aligns with PBL literature which advocates the personalisation of projects and the value of exploring concepts using home funds of knowledge <text:reference-mark-start text:name="ZOTERO_ITEM CSL_CITATION {&quot;citationID&quot;:&quot;pagduek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tzeI8vXGSR"/>(Moje et al., 2001)<text:reference-mark-end text:name="ZOTERO_ITEM CSL_CITATION {&quot;citationID&quot;:&quot;pagduek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tzeI8vXGSR"/></text:p>
      <text:p text:style-name="Text_20_body"><text:soft-page-break/>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zhunukxh&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NKXCo5wNN5"/>(Gabler et al., 2005)<text:reference-mark-end text:name="ZOTERO_ITEM CSL_CITATION {&quot;citationID&quot;:&quot;zhunukxh&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NKXCo5wNN5"/>. HOW TO EXTEND?</text:p>
      <text:h text:style-name="Heading_20_2" text:outline-level="2"><text:bookmark-start text:name="observations-on-emerging-flexible-design-practices"/>Observations on emerging flexible design practices<text:bookmark-end text:name="observations-on-emerging-flexible-design-practices"/></text:h>
      <text:p text:style-name="First_20_paragraph">To restructure. More evidence on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four, one of area of contractions was the dysfunctional group work which was freed up by allowing greater atomisation and greater scaffolding of tool use.</text:p>
      <text:p text:style-name="Text_20_body">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p text:style-name="P24">Describing Design Cycles as a design process for novices</text:p>
      <text:p text:style-name="Text_20_body">As explored in the literature review design stages as a conceptual design tool is common in CS education, e.g. Resnick’s creative learning spiral <text:reference-mark-start text:name="ZOTERO_ITEM CSL_CITATION {&quot;citationID&quot;:&quot;jbalbgzx&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AprxhnnNfI"/>(Resnick, 2007:2)<text:reference-mark-end text:name="ZOTERO_ITEM CSL_CITATION {&quot;citationID&quot;:&quot;jbalbgzx&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AprxhnnNfI"/>.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yyshtqjr&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jLzIHvbeNQ"/>(Kuby, 2016)<text:reference-mark-end text:name="ZOTERO_ITEM CSL_CITATION {&quot;citationID&quot;:&quot;yyshtqjr&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jLzIHvbeNQ"/></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prwlykvr&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TqunS97q8I"/>(Resnick, 2007:2)<text:reference-mark-end text:name="ZOTERO_ITEM CSL_CITATION {&quot;citationID&quot;:&quot;prwlykvr&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TqunS97q8I"/>. The following writing discusses the value of flexible approach to design processes observated in my research.</text:p>
      <text:h text:style-name="Heading_20_4" text:outline-level="4"><text:bookmark-start text:name="observations-on-flexible-design-practices"/><text:soft-page-break/>Observations on Flexible Design Practices<text:bookmark-end text:name="observations-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h text:style-name="Heading_20_4" text:outline-level="4"><text:bookmark-start text:name="observations-on-game-making-types"/>Observations on Game Making Types<text:bookmark-end text:name="observations-on-game-making-types"/></text:h>
      <text:p text:style-name="First_20_paragraph">This section returns to game making types explored in Chapter 5. TO DEVELOP</text:p>
      <text:p text:style-name="Text_20_body">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text:soft-page-break/>which is at times quite unfocused but also shared. In retrospect, many of the social missions explored above encouraged activity outside of established design stages. For example the lively discussion about game playing in response to the mission to <text:span text:style-name="T4">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number-columns-repeated="2"/>
        <table:table-header-rows>
          <table:table-row>
            <table:table-cell table:style-name="Table1.A1" office:value-type="string">
              <text:p text:style-name="Table_20_Heading">Participant Dialogue</text:p>
            </table:table-cell>
            <table:table-cell table:style-name="Table1.A1" office:value-type="string">
              <text:p text:style-name="Table_20_Heading">Participant Gestures &amp; Activities</text:p>
            </table:table-cell>
          </table:table-row>
        </table:table-header-rows>
        <table:table-row>
          <table:table-cell table:style-name="Table1.A1" office:value-type="string">
            <text:p text:style-name="Standard"/>
          </table:table-cell>
          <table:table-cell table:style-name="Table1.A1" office:value-type="string">
            <text:p text:style-name="Table_20_Contents">Nadine has just rapidly demonstrated how to bring a created graphical element into the game</text:p>
          </table:table-cell>
        </table:table-row>
        <table:table-row>
          <table:table-cell table:style-name="Table1.A1" office:value-type="string">
            <text:p text:style-name="Table_20_Contents"><text:span text:style-name="T2">Molly:</text:span> How did you do that so quickly? I’ve got to like, carefully…</text:p>
          </table:table-cell>
          <table:table-cell table:style-name="Table1.A1" office:value-type="string">
            <text:p text:style-name="Table_20_Contents">Molly makes hand gestures to show a sense of hesitant keyboard use)</text:p>
          </table:table-cell>
        </table:table-row>
        <table:table-row>
          <table:table-cell table:style-name="Table1.A1" office:value-type="string">
            <text:p text:style-name="Standard"/>
          </table:table-cell>
          <table:table-cell table:style-name="Table1.A1" office:value-type="string">
            <text:p text:style-name="Table_20_Contents">A parent peer next toA Molly laughs. Nadine, the child of Molly bounces up in place and smiles broadly.</text:p>
          </table:table-cell>
        </table:table-row>
      </table:table>
      <text:p text:style-name="First_20_paragraph">In summary, it is of value to create spaces to leverage the potential of these in-between moments for participants.</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in-relation-to-other-research---beyond-design-cycle-stages"/>Discussion in relation to other research - beyond design cycle stages<text:bookmark-end text:name="discussion-in-relation-to-other-research---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huhlfeho&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8wleyYXXIE"/>(Goddard et al., 2014)<text:reference-mark-end text:name="ZOTERO_ITEM CSL_CITATION {&quot;citationID&quot;:&quot;huhlfeho&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8wleyYXXIE"/>.</text:p>
      <text:p text:style-name="Text_20_body">Other relevant perspectives include rhizomatic design approaches <text:reference-mark-start text:name="ZOTERO_ITEM CSL_CITATION {&quot;citationID&quot;:&quot;jtjhgpgd&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eVcupRPEzR"/>(de Freitas, 2012)<text:reference-mark-end text:name="ZOTERO_ITEM CSL_CITATION {&quot;citationID&quot;:&quot;jtjhgpgd&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eVcupRPEzR"/>. Research exists on the promise of rhizomatic approaches design thinking in creative educational programmes <text:reference-mark-start text:name="ZOTERO_ITEM CSL_CITATION {&quot;citationID&quot;:&quot;gutrzqtc&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hH6iaNxbXr"/>(Biffi et al., 2017)<text:reference-mark-end text:name="ZOTERO_ITEM CSL_CITATION {&quot;citationID&quot;:&quot;gutrzqtc&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hH6iaNxbXr"/>. However researcher identify significant competencies required including to “identify and synthesize the body of technical and even complex knowledge into a feasible structure” <text:reference-mark-start text:name="ZOTERO_ITEM CSL_CITATION {&quot;citationID&quot;:&quot;ezfxdzb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sVx1Pnmxg0"/>(Biffi et al., 2017:972)<text:reference-mark-end text:name="ZOTERO_ITEM CSL_CITATION {&quot;citationID&quot;:&quot;ezfxdzb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sVx1Pnmxg0"/>,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3" text:outline-level="3"><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text:soft-page-break/>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citationID&quot;:&quot;oplrcnth&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PkrUr6x4uU"/>(Aurava et al., 2021)<text:reference-mark-end text:name="ZOTERO_ITEM CSL_CITATION {&quot;citationID&quot;:&quot;oplrcnth&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PkrUr6x4uU"/>,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text:p>
      <text:p text:style-name="Text_20_body">Within the concept of jamming, activity which is casual seemingly non-productive can still transmit useful information to guide collaborative practices. As per above and examples in Appedix ? Find.</text:p>
      <text:p text:style-name="Text_20_body">MOVE THIS CLAIM LATER. <text:span text:style-name="T2">Claim:</text:span> The data in this chapter shows the value and further potential of mixing the more mature techniques of MoE and other process drama techniques with the ethos of game jams.</text:p>
      <text:h text:style-name="Heading_20_3" text:outline-level="3"><text:bookmark-start text:name="recommendations-for-practice-based-on-developing-agency-of-participants---write-here-and-move-if-needed."/>Recommendations for practice based on developing agency of Participants - WRITE HERE AND MOVE IF NEEDED.<text:bookmark-end text:name="recommendations-for-practice-based-on-developing-agency-of-participants---write-here-and-move-if-needed."/></text:h>
      <text:p text:style-name="First_20_paragraph">Pull out some of the 3M aspects from Fok, Playtesting, Flexible practice.</text:p>
      <text:list text:style-name="L20">
        <text:list-item>
          <text:p text:style-name="P25">keep it flexible,</text:p>
        </text:list-item>
        <text:list-item>
          <text:p text:style-name="P25">Jamming</text:p>
        </text:list-item>
      </text:list>
      <text:h text:style-name="Heading_20_3" text:outline-level="3"><text:bookmark-start text:name="the-interaction-of-emergent-flexible-deign-practices-and-the-collection-of-game-design-patterns"/>The interaction of emergent / flexible deign practices and the collection of Game Design Patterns<text:bookmark-end text:name="the-interaction-of-emergent-flexible-deign-practices-and-the-collection-of-game-design-patterns"/></text:h>
      <text:p text:style-name="First_20_paragraph">THIS SECTION SHOULD BE DEVELOPED. BUT LATER?</text:p>
      <text:p text:style-name="Text_20_body">BRING IN A SUMMARY OF LEARNING FROM THE PREVIOUS CHAPTER ON GDPS.</text:p>
      <text:p text:style-name="Text_20_body">In the previous chapter we explored the use of GDPs as a possible response to the challenges to project work and the lack of domain specific frameworks.</text:p>
      <text:p text:style-name="Text_20_body">The nature of the framework provided by game play design patterns can be explored through the lens of agency and authenticity.</text:p>
      <text:p text:style-name="Text_20_body">They are authentic - There is choice - and interaction - contribution to the overall object.</text:p>
      <text:p text:style-name="Text_20_body"/>
      <text:p text:style-name="Text_20_body"/>
      <text:p text:style-name="Text_20_body"/>
      <text:p text:style-name="Text_20_body"/>
      <text:p text:style-name="Text_20_body"/>
      <text:p text:style-name="Text_20_body"/>
      <text:h text:style-name="Heading_20_2" text:outline-level="2"><text:bookmark-start text:name="on-the-drama-process"/>On the Drama Process<text:bookmark-end text:name="on-the-drama-process"/></text:h>
      <text:h text:style-name="Heading_20_3" text:outline-level="3"><text:bookmark-start text:name="discussion-on-conflicts-associated-with-authenticity-of-audience"/>Discussion on conflicts associated with authenticity of audience<text:bookmark-end text:name="discussion-on-conflicts-associated-with-authenticity-of-audience"/></text:h>
      <text:p text:style-name="P3">Learners may not find coding a project a motivating project if it is only a private activity with no authentic audience</text:p>
      <text:p text:style-name="Text_20_body"><text:soft-page-break/>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h text:style-name="Heading_20_3" text:outline-level="3"><text:bookmark-start text:name="observations-on-use-of-side-missions-in-drama-process"/>Observations on use of side missions in drama process<text:bookmark-end text:name="observations-on-use-of-side-missions-in-drama-process"/></text:h>
      <text:p text:style-name="First_20_paragraph">These activities were undertaken by most of the participants. In analysis of one key sessions involving missions from which the transcript was taken. Out of 10 participants, 8 visibly engaged with the secret missions during the session.</text:p>
      <text:p text:style-name="Text_20_body">The process was not without friction. While the some of the secret missions encouraged forms of disruptive play, griefing of playing against the game <text:reference-mark-start text:name="ZOTERO_ITEM CSL_CITATION {&quot;citationID&quot;:&quot;vztxzrme&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YyjYhoUGBo"/>(Bakioglu, 2008; Bartle, n.d.)<text:reference-mark-end text:name="ZOTERO_ITEM CSL_CITATION {&quot;citationID&quot;:&quot;vztxzrme&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YyjYhoUGBo"/>.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Text_20_body">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text:soft-page-break/>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process is described in more detail in Appendix 7.x. MOVE THE FOLLOWING TO Appendix</text:p>
      <text:p text:style-name="Text_20_body">While accessible online, the use of the board was mainly active in the last session, where general oversight of the activities taking place in the same room as parents prevented any possible abusive or unsafe behaviour. There was however a fair amount of playful boundary pushing commentary.</text:p>
      <text:p text:style-name="Text_20_body">Examples include: - find cheeky examples.</text:p>
      <text:h text:style-name="Heading_20_3" text:outline-level="3"><text:bookmark-start text:name="discussion-on-dimensions-of-authenticity-and-process-drama"/>Discussion on dimensions of authenticity and Process Drama<text:bookmark-end text:name="discussion-on-dimensions-of-authenticity-and-process-drama"/></text:h>
      <text:p text:style-name="First_20_paragraph">Returning to the work of drama processes, Heathcote <text:reference-mark-start text:name="ZOTERO_ITEM CSL_CITATION {&quot;citationID&quot;:&quot;gbqfqnzh&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luLFZdTKHn"/>(Heathcote and Bolton, 1994)<text:reference-mark-end text:name="ZOTERO_ITEM CSL_CITATION {&quot;citationID&quot;:&quot;gbqfqnzh&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luLFZdTKHn"/>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4">must never</text:span> (within the fiction, that is) <text:span text:style-name="T4">be asked to create the actual objects</text:span>. If they had to do this their <text:span text:style-name="T4">in</text:span> expertness would become immediately apparent.”<text:reference-mark-start text:name="ZOTERO_ITEM CSL_CITATION {&quot;citationID&quot;:&quot;aipvgrmm&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3FrW0YE6z5"/>(Heathcote and Bolton, 1994:18)<text:reference-mark-end text:name="ZOTERO_ITEM CSL_CITATION {&quot;citationID&quot;:&quot;aipvgrmm&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3FrW0YE6z5"/></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epqsitfx&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kscloPSGQn"/>(Hung et al., 2006)<text:reference-mark-end text:name="ZOTERO_ITEM CSL_CITATION {&quot;citationID&quot;:&quot;epqsitfx&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kscloPSGQn"/>.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joprhuhi&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BxH0Q6nb8o"/>(Disalvo et al., 2009)<text:reference-mark-end text:name="ZOTERO_ITEM CSL_CITATION {&quot;citationID&quot;:&quot;joprhuhi&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BxH0Q6nb8o"/>.</text:p>
      <text:p text:style-name="Text_20_body"><text:soft-page-break/>There are examples of the authenticity of the audience being used by participants</text:p>
      <text:list text:style-name="L21">
        <text:list-item>
          <text:p text:style-name="P26">Suzanna uses the imagined audience to norm behaviour.</text:p>
        </text:list-item>
        <text:list-item>
          <text:p text:style-name="P26">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discussion-on-making-types-and-process-drama-side-missions"/>Discussion on making types and process drama / side missions<text:bookmark-end text:name="discussion-on-making-types-and-process-drama-side-missions"/></text:h>
      <text:p text:style-name="First_20_paragraph">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sdrjuyxw&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bOzaZa94AV"/>(Sutton-smith, 2001)<text:reference-mark-end text:name="ZOTERO_ITEM CSL_CITATION {&quot;citationID&quot;:&quot;sdrjuyxw&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bOzaZa94AV"/>.</text:p>
      <text:h text:style-name="Heading_20_3" text:outline-level="3"><text:bookmark-start text:name="discussion-on-drama-process-and-agency"/>Discussion on Drama Process and Agency<text:bookmark-end text:name="discussion-on-drama-process-and-agency"/></text:h>
      <text:p text:style-name="First_20_paragraph">Aitken’s and Heathcote’s terms follow in italics. Within a <text:span text:style-name="T4">fictional context</text:span> a <text:span text:style-name="T4">responsible team</text:span> is contracted into a <text:span text:style-name="T4">commission</text:span> by a <text:span text:style-name="T4">client</text:span>. The facilitator <text:span text:style-name="T4">frames curriculum elements</text:span> as productive tasks and plans for <text:span text:style-name="T4">tensions</text:span> to arise involving: <text:span text:style-name="T4">authentic contexts</text:span>, <text:span text:style-name="T4">messiness of learning</text:span>, maintaining learner interest and <text:span text:style-name="T4">resilience</text:span> to overcome the <text:span text:style-name="T4">grappling and struggling</text:span> involved. The following sections explore some of these key concepts via the example in vignette.</text:p>
      <text:h text:style-name="Heading_20_3" text:outline-level="3"><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4">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hwmmwmhe&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KWdEMk31Ot"/>(Stinson and Freebody, 2006; Piazzoli, 2011)<text:reference-mark-end text:name="ZOTERO_ITEM CSL_CITATION {&quot;citationID&quot;:&quot;hwmmwmhe&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KWdEMk31Ot"/>. The drama process can be viewed as magic circle <text:reference-mark-start text:name="ZOTERO_ITEM CSL_CITATION {&quot;citationID&quot;:&quot;ddjiyxqv&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sd4Mk2ifgW"/>(Stenros, 2012; Whitton, 2018)<text:reference-mark-end text:name="ZOTERO_ITEM CSL_CITATION {&quot;citationID&quot;:&quot;ddjiyxqv&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sd4Mk2ifgW"/>.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text:soft-page-break/>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reflection-on-reflecting-in-role"/>Reflection on reflecting in role<text:bookmark-end text:name="reflection-on-reflecting-in-role"/></text:h>
      <text:p text:style-name="P3">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qjhiclyp&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0ZVwcGhcu"/>(1982:144)<text:reference-mark-end text:name="ZOTERO_ITEM CSL_CITATION {&quot;citationID&quot;:&quot;qjhiclyp&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0ZVwcGhcu"/>.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lvkgisqz&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XLc33rQvw3"/>(Sannino, 2015)<text:reference-mark-end text:name="ZOTERO_ITEM CSL_CITATION {&quot;citationID&quot;:&quot;lvkgisqz&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XLc33rQvw3"/>.</text:p>
      <text:p text:style-name="Text_20_body">LINK TO EXISTING RESEARCH More links to the limits of reflection processes and the challenges of critical approaches in PBL.</text:p>
      <text:h text:style-name="Heading_20_4" text:outline-level="4"><text:bookmark-start text:name="discussion-on-mediated-chat-and-potential-for-addressing-contradictions-in-activity"/>Discussion on mediated chat and potential for addressing contradictions in activity<text:bookmark-end text:name="discussion-on-mediated-chat-and-potential-for-addressing-contradictions-in-activity"/></text:h>
      <text:p text:style-name="First_20_paragraph">Writing in role.</text:p>
      <text:p text:style-name="Text_20_body">MOVED The start of playful chat with aliens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4">serious coding</text:span> expressed by other participants.</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text:soft-page-break/>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his aligns with existing research addressing the barriers to effective reflection and meta-cognition on PBL processes. NOTE - EXPLORE THIS IN LR AND DISCUSSION IF KEEPING THIS.</text:p>
      <text:h text:style-name="Heading_20_2" text:outline-level="2"><text:bookmark-start text:name="discussion-section---metaphors-on-developing-agency"/>Discussion section - Metaphors on developing agency<text:bookmark-end text:name="discussion-section---metaphors-on-developing-agency"/></text:h>
      <text:p text:style-name="First_20_paragraph">An underlying proposal of this thesis is the development of learner agency can be facilitated by designing effective learning environments. To do this a good working knowledge of types of developmental agency is useful. This section explores concepts using relatable metaphors from existing research.</text:p>
      <text:h text:style-name="Heading_20_3" text:outline-level="3"><text:bookmark-start text:name="m1---affordances-and-anchors"/>M1 - Affordances and anchors<text:bookmark-end text:name="m1---affordances-and-anchors"/></text:h>
      <text:h text:style-name="Heading_20_4" text:outline-level="4"><text:bookmark-start text:name="dual-stimulation-and-affordances"/>Dual stimulation and affordances<text:bookmark-end text:name="dual-stimulation-and-affordances"/></text:h>
      <text:h text:style-name="Heading_20_4" text:outline-level="4"><text:bookmark-start text:name="kedging-anchor-metaphor"/>Kedging anchor metaphor<text:bookmark-end text:name="kedging-anchor-metaphor"/></text:h>
      <text:p text:style-name="First_20_paragraph">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h text:style-name="Heading_20_4" text:outline-level="4"><text:bookmark-start text:name="affordances-as-catching-points-metaphor"/>Affordances as catching points metaphor<text:bookmark-end text:name="affordances-as-catching-points-metaphor"/></text:h>
      <text:p text:style-name="First_20_paragraph">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hus affordances in the learning design can be viewed in this frame as a catching point for these anchors <text:reference-mark-start text:name="ZOTERO_ITEM CSL_CITATION {&quot;citationID&quot;:&quot;sblzsfmw&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2DE81G5hOD"/>(Hopwood, 2022)<text:reference-mark-end text:name="ZOTERO_ITEM CSL_CITATION {&quot;citationID&quot;:&quot;sblzsfmw&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2DE81G5hOD"/>. An effective learning environment provides a sea bed with many rocks (affordances) for warping anchors (volitional acts of participant agency to transform learning) <text:reference-mark-start text:name="ZOTERO_ITEM CSL_CITATION {&quot;citationID&quot;:&quot;urldppnp&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a8lE2pt6oz"/>(Aagaard et al., 2022)<text:reference-mark-end text:name="ZOTERO_ITEM CSL_CITATION {&quot;citationID&quot;:&quot;urldppnp&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a8lE2pt6oz"/>.</text:p>
      <text:p text:style-name="Text_20_body">TADS and the associated metaphor of warping anchors is normally applied in settings of group action.</text:p>
      <text:p text:style-name="Text_20_body"><text:soft-page-break/>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To shift the metaphor here, 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h text:style-name="Heading_20_3" text:outline-level="3"><text:bookmark-start text:name="holding-zone"/>Holding Zone<text:bookmark-end text:name="holding-zone"/></text:h>
      <text:p text:style-name="First_20_paragraph">TO MOVE - OR TO MERGE</text:p>
      <text:p text:style-name="Text_20_body">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text:p>
      <text:p text:style-name="Text_20_body">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h text:style-name="Heading_20_3" text:outline-level="3"><text:bookmark-start text:name="playgrounds-and-sheltered-harbours"/>Playgrounds and sheltered harbours<text:bookmark-end text:name="playgrounds-and-sheltered-harbour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vbcyemfv&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OyTnalwTQ7"/>(Hagge, 2018)<text:reference-mark-end text:name="ZOTERO_ITEM CSL_CITATION {&quot;citationID&quot;:&quot;vbcyemfv&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OyTnalwTQ7"/>. Thus to make one addition to the metaphor this design is like a sea-harbour, tools like Scratch are like a swimming pool.</text:p>
      <text:p text:style-name="P24">Growing / Gardening metaphors</text:p>
      <text:p text:style-name="Text_20_body">We can substitute the metaphor of playground/ harbour with that of a walled garden.</text:p>
      <text:p text:style-name="Text_20_body">The title to this chapter is <text:span text:style-name="T4">Seeding and Nurturing Game Making Communities to Facilitate Learner Agency</text:span>. It could be extended to <text:span text:style-name="T4">Rewilding</text:span> metaphor to reflect the importance of leaving learners to evolve their own processes as a form of authorial and transformational agency, albeit within the forms of pedagogical walled gardens.</text:p>
      <text:h text:style-name="Heading_20_4" text:outline-level="4"><text:bookmark-start text:name="nurturing-agency-by-creating-space-for-emergent-practices"/><text:soft-page-break/>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citationID&quot;:&quot;viffpcru&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pVXsGF1hSg"/>(Matusov et al., 2016)<text:reference-mark-end text:name="ZOTERO_ITEM CSL_CITATION {&quot;citationID&quot;:&quot;viffpcru&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pVXsGF1hSg"/>.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4" text:outline-level="4"><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2" text:outline-level="2"><text:bookmark-start text:name="exploring-conceptions-of-agency-via-a-synthesis-of-the-findings-of-this-study"/>Exploring conceptions of agency via a synthesis of the findings of this study<text:bookmark-end text:name="exploring-conceptions-of-agency-via-a-synthesis-of-the-findings-of-this-study"/></text:h>
      <text:h text:style-name="Heading_20_3" text:outline-level="3"><text:bookmark-start text:name="discussion-on-agency-concerning-tools-and-resources-authenticity-in-particular"/>Discussion on agency concerning tools and resources (authenticity in particular)<text:bookmark-end text:name="discussion-on-agency-concerning-tools-and-resources-authenticity-in-particular"/></text:h>
      <text:p text:style-name="First_20_paragraph">Chapter 4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Increased scaffolding of learner resources and tools can increase instrumental agency for novice <text:soft-page-break/>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ajjhtgqo&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0gchqFFlLF"/>(Resnick et al., 2005)<text:reference-mark-end text:name="ZOTERO_ITEM CSL_CITATION {&quot;citationID&quot;:&quot;ajjhtgqo&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0gchqFFlLF"/>. Techniques or concepts which are embodied in both the Scratch software and the adaptations to the tool set of this intervention include:</text:p>
      <text:list text:style-name="L22">
        <text:list-item>
          <text:p text:style-name="P27">reducing barriers to entry through techniques to avoid code syntax errors</text:p>
        </text:list-item>
        <text:list-item>
          <text:p text:style-name="P27">increasing engagement with a code authoring environment that provides live feedback of the results of code output</text:p>
        </text:list-item>
        <text:list-item>
          <text:p text:style-name="P27">supporting immediacy of creative process by providing a library of assets.</text:p>
        </text:list-item>
        <text:list-item>
          <text:p text:style-name="P27">The use of black boxes?</text:p>
        </text:list-item>
      </text:list>
      <text:p text:style-name="First_20_paragraph">IT FEELS LIKE IT WOULD BE GOOD TO TRY TO SQUEEZE THIS BIT INTO CHAPTER 4 ? PERHAPS via some ADDITION TO A TABLE AT THE END OF CHATPER 4</text:p>
      <text:p text:style-name="Text_20_body">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citationID&quot;:&quot;qnkjsur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S5Y6AbJVfe"/>(Resnick and Silverman, 2005)<text:reference-mark-end text:name="ZOTERO_ITEM CSL_CITATION {&quot;citationID&quot;:&quot;qnkjsur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S5Y6AbJVfe"/>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4">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4" text:outline-level="4"><text:bookmark-start text:name="different-black-boxes-for-different-goals"/>Different black boxes for different goals<text:bookmark-end text:name="different-black-boxes-for-different-goal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grweirwq&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vzn6kGN8FH"/>(Ratto, 2011)<text:reference-mark-end text:name="ZOTERO_ITEM CSL_CITATION {&quot;citationID&quot;:&quot;grweirwq&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vzn6kGN8FH"/>, a process which playfully surfaces Latour’s <text:reference-mark-start text:name="ZOTERO_ITEM CSL_CITATION {&quot;citationID&quot;:&quot;swotygyo&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3x8Si6kCSg"/>(Weibel and Latour, 2005; Latour, 2008)<text:reference-mark-end text:name="ZOTERO_ITEM CSL_CITATION {&quot;citationID&quot;:&quot;swotygyo&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3x8Si6kCSg"/>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text:soft-page-break/>Student Helper 3: Think about how much effort goes into.</text:p>
      <text:p text:style-name="Preformatted_20_Text">Pearl: You just take things for granted don’t you?</text:p>
      <text:h text:style-name="Heading_20_4" text:outline-level="4"><text:bookmark-start text:name="exploring-different-dimensions-of-agency-in-tool-use-using-the-concept-fo-dual-stimuation"/>Exploring different dimensions of agency in tool use (using the concept fo dual stimuation)<text:bookmark-end text:name="exploring-different-dimensions-of-agency-in-tool-use-using-the-concept-fo-dual-stimuation"/></text:h>
      <text:p text:style-name="First_20_paragraph">The distinction between instrumental forms of agency and more authorial/ transformative variants were explored from the perspective of AT in the methodology chapter.</text:p>
      <text:p text:style-name="Text_20_body">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iwpqtuug&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5IsnkmPsxO"/>(Matusov et al., 2016:433)<text:reference-mark-end text:name="ZOTERO_ITEM CSL_CITATION {&quot;citationID&quot;:&quot;iwpqtuug&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5IsnkmPsxO"/>.</text:p>
      <text:p text:style-name="Text_20_body">Other tensions were resolved with more fundamental shifts to the overall structure of the activity which can be said to align more closely with the concept of transformative (authorial agency) agency.</text:p>
      <text:p text:style-name="Text_20_body">Examples from prevouis chapters on tool use and the transformative used of GDPs in the previous chapter.</text:p>
      <text:list text:style-name="L23">
        <text:list-item>
          <text:p text:style-name="P28">authenticity of documentation: my choice of curated collection of docs prevented friction and potential confusion if using real developer documents, but this could be foregrounded if this was a practice chosen to be prioritised.</text:p>
        </text:list-item>
        <text:list-item>
          <text:p text:style-name="P28">use of GDPs as a quite authentic project-based learning navigation tool</text:p>
        </text:list-item>
        <text:list-item>
          <text:p text:style-name="P28">Authentic coding web development language and coding environment: summary of tension.</text:p>
        </text:list-item>
      </text:list>
      <text:p text:style-name="First_20_paragraph">The design decisions to foreground any particular element depend not only on the facilitator but also the response and interest of the participants.</text:p>
      <text:p text:style-name="P30">I now turn to explore tool use to engendering authorial and transformative agency <text:reference-mark-start text:name="ZOTERO_ITEM CSL_CITATION {&quot;citationID&quot;:&quot;qodpasn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qWIH8923Ac"/><text:span text:style-name="T5">(Engeström, 2006; Haapasaari et al., 2016; Sannino et al., 2016)</text:span><text:reference-mark-end text:name="ZOTERO_ITEM CSL_CITATION {&quot;citationID&quot;:&quot;qodpasn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qWIH8923Ac"/>.</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concept of dual stimulation can help illuminate the design and pedagogical tensions related to authenticity of tool use to shed light on dimensions of participant agency.</text:p>
      <text:p text:style-name="Text_20_body">In research on the use of wiki technology by students Lund and Ramussen <text:reference-mark-start text:name="ZOTERO_ITEM CSL_CITATION {&quot;citationID&quot;:&quot;kgkasovp&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6WxAlICjsa"/>(2008)<text:reference-mark-end text:name="ZOTERO_ITEM CSL_CITATION {&quot;citationID&quot;:&quot;kgkasovp&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6WxAlICjsa"/> caution against mismatches between the first and second stimulus; interpreting project tasks or objectives as the first stimuli, and the tools used to the as secondary stimuli.</text:p>
      <text:p text:style-name="Text_20_body">WHERE BEST TO ADD THE SERIES PART - THE MANY - AND LINKING TO MAKING TYPES TOO They also outline the importance of awareness of the likelihood of multiple stimuli in modern technical working environments. While Sannino’s <text:reference-mark-start text:name="ZOTERO_ITEM CSL_CITATION {&quot;citationID&quot;:&quot;ytmlwyyx&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MN1jMefQBj"/>(Sannino, 2015)<text:reference-mark-end text:name="ZOTERO_ITEM CSL_CITATION {&quot;citationID&quot;:&quot;ytmlwyyx&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MN1jMefQBj"/> work on the volitional aspect of the process of double stimulation cautions ‘double stimulation cannot be subsumed to the general <text:soft-page-break/>idea of mediation by symbolic tools’ <text:reference-mark-start text:name="ZOTERO_ITEM CSL_CITATION {&quot;citationID&quot;:&quot;lutxgtzi&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Jf5VBsrVVI"/>(2015:2)<text:reference-mark-end text:name="ZOTERO_ITEM CSL_CITATION {&quot;citationID&quot;:&quot;lutxgtzi&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Jf5VBsrVVI"/>, it shares the a perspective that there is value in exploring the process to explore participants development of agency in professional and educational settings <text:reference-mark-start text:name="ZOTERO_ITEM CSL_CITATION {&quot;citationID&quot;:&quot;pwcjfqpr&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zLsLjaWOD2"/>(Sannino et al., 2016)<text:reference-mark-end text:name="ZOTERO_ITEM CSL_CITATION {&quot;citationID&quot;:&quot;pwcjfqpr&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zLsLjaWOD2"/>.</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text:p>
      <text:p text:style-name="Text_20_body">Traditional, printed, instruction-based software manuals are in decline partly due online documentation but also due to the increased intuitive nature of their design <text:reference-mark-start text:name="ZOTERO_ITEM CSL_CITATION {&quot;citationID&quot;:&quot;uxyelmuq&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wK3KM4gTuB"/>(Pogue, 2017)<text:reference-mark-end text:name="ZOTERO_ITEM CSL_CITATION {&quot;citationID&quot;:&quot;uxyelmuq&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wK3KM4gTuB"/>.</text:p>
      <text:p text:style-name="Text_20_body">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THIS SHOULD SHIFT TO A CULTURAL SECTION?</text:p>
      <text:h text:style-name="Heading_20_3" text:outline-level="3"><text:bookmark-start text:name="agency-in-response-to-a-series-of-second-stimuli"/>Agency in response to a series of second stimuli<text:bookmark-end text:name="agency-in-response-to-a-series-of-second-stimuli"/></text:h>
      <text:p text:style-name="First_20_paragraph">Learner agency in the form of choice over the the chosen activity is present not only in the dimensions of the difficulty and theme of the game features they wished to add, but also in their approach to undertaking it. KEEP THE FOCUS ON TOOLS HERE - SIGNPOST TO OTHER SECTIONS IF NEEDED.</text:p>
      <text:p text:style-name="Text_20_body">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h text:style-name="Heading_20_2" text:outline-level="2"><text:bookmark-start text:name="implications-for-practice-to-encourage-agency"/>Implications for practice to encourage agency<text:bookmark-end text:name="implications-for-practice-to-encourage-agency"/></text:h>
      <text:p text:style-name="First_20_paragraph">After exploring varied understandings of agency and manifestations in this context. What are resulting implication for practice in brief - COMPARE TO RELEVANT SECTION IN NEXT CHAPTER.</text:p>
      <text:h text:style-name="Heading_20_3" text:outline-level="3"><text:bookmark-start text:name="asking-questions-about-the-challenge-of-applying-this-model-to-classroom-environments."/>Asking questions about the challenge of applying this model to classroom environments.<text:bookmark-end text:name="asking-questions-about-the-challenge-of-applying-this-model-to-classroom-environments."/></text:h>
      <text:p text:style-name="First_20_paragraph">This chapter has narrowed down form cultural observations to guided particpation and then personal appropriation of of tools and practices.</text:p>
      <text:p text:style-name="Text_20_body">Is this a good section to begin to ask how appropriate is the 3M approach (summarise in the next <text:soft-page-break/>chapter), to a classroom setting?</text:p>
      <text:p text:style-name="Text_20_body">In a classroom setting the personal appropriation would have different expectations. The recreation of concepts and knowledge for testing purposes or even more formative assessment is quite different from the more naturalistic approaches outlined here. DISCUSS MORE.</text:p>
      <text:h text:style-name="Heading_20_4" text:outline-level="4"><text:bookmark-start text:name="divining-authentic-frameworks"/>Divining authentic frameworks<text:bookmark-end text:name="divining-authentic-frameworks"/></text:h>
      <text:p text:style-name="First_20_paragraph">The process of discovering the framework of GDPs explored in chapter five merits exploration from the perspective of replicability.</text:p>
      <text:p text:style-name="Text_20_body">Is there is something particular about the format of the game product to be designed that particularly suits this process. What other products does it suit?</text:p>
      <text:p text:style-name="Text_20_body">What are the broad implication for the use of this frameworks in other domains.</text:p>
      <text:p text:style-name="Text_20_body">PERHAPS ONE FOR FINAL CHAPTER</text:p>
      <text:h text:style-name="Heading_20_4" text:outline-level="4"><text:bookmark-start text:name="keeping-hard-fun-hard"/>Keeping hard fun hard<text:bookmark-end text:name="keeping-hard-fun-hard"/></text:h>
      <text:p text:style-name="First_20_paragraph">Hard fun is a well used concept in creative computing education.</text:p>
      <text:p text:style-name="Text_20_body">A relevant challenge is the difficulty of structuring resources in a way which can support the diversity of the directions in which participant want to progress their design. My results Drawing from authentic resources can be chaotic and create problematic errors.</text:p>
      <text:p text:style-name="Text_20_body">Where participants lacked the concepts and technical language needed to find external support materials, the combination of the starting code template and a selection of curated code and documentation examples helped address this.</text:p>
      <text:p text:style-name="Text_20_body">However, in designing out conflicts the facilitator may reduce the capacity for participants to profitably address them, both as individuals pair or collectively as a group. There is a balance here for the facilitator to take an appropriate position on.</text:p>
      <text:p text:style-name="Text_20_body">Some parents were aware of this tension as outlined in appendix.</text:p>
      <text:p text:style-name="Text_20_body">There is a potential tension between instrumental agency and transformative agency.</text:p>
      <text:h text:style-name="Heading_20_2" text:outline-level="2"><text:bookmark-start text:name="implications-in-conceptualisations-of-forms-of-agency"/>Implications in conceptualisations of forms of agency<text:bookmark-end text:name="implications-in-conceptualisations-of-forms-of-agency"/></text:h>
      <text:p text:style-name="First_20_paragraph">This thesis has explored agency through the following concepts: instrumental agency, authorial agency, and transformative agency through double stimulation.</text:p>
      <text:p text:style-name="Text_20_body">This section contributes observations from this research process with the following aims. - to serve other researchers undertaking similar work using activity theory and design based approach - to help practitioners be research informed</text:p>
      <text:p text:style-name="Text_20_body">There is alignment with other research in terms of how</text:p>
      <text:list text:style-name="L24">
        <text:list-item>
          <text:p text:style-name="P29">authenticity of tools can be problematic and needs design adaptation, often black boxing</text:p>
        </text:list-item>
        <text:list-item>
          <text:p text:style-name="P29">this process merits attention and alignment with overall project aims of the designer</text:p>
        </text:list-item>
        <text:list-item>
          <text:p text:style-name="P29">Challenges encoutered by students in tool use can result in productive and creative responses in development of productin cultu4res (explored later)</text:p>
        </text:list-item>
        <text:list-item>
          <text:p text:style-name="P29">ideally emergent and producing a culture series of</text:p>
        </text:list-item>
      </text:list>
      <text:h text:style-name="Heading_20_2" text:outline-level="2"><text:bookmark-start text:name="conclusion"/>Conclusion<text:bookmark-end text:name="conclusion"/></text:h>
      <text:p text:style-name="First_20_paragraph">In AT terminology, this chapter has in a general sense returned to the concrete (see Marx / Blunden). <text:soft-page-break/>Chapter four outlined a design narrative where tools were chosen and adapted by myself and Participants in response to local context. Chapter five explored the emerging organisational unit of GDPs, and how they were used as meditational strategies. 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 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search outputs, implications and recommendations for facilitators and researchers.</text:p>
      <text:p text:style-name="Text_20_body"/>
      <text:section text:style-name="Sect1" text:name="ZOTERO_BIBL {&quot;uncited&quot;:[],&quot;omitted&quot;:[],&quot;custom&quot;:[]} CSL_BIBLIOGRAPHY RNDM7BM8SlDro">
        <text:p text:style-name="Bibliography_20_1">Aagaard, T., Bueie, A. and Hjukse, H. (2022) ‘Teacher educator in a digital age: A study of transformative agency.’ <text:span text:style-name="T3">Nordic Journal of Digital Literacy</text:span>, 17(1) pp. 31–45.</text:p>
        <text:p text:style-name="Bibliography_20_1">Aurava, R., Meriläinen, M., Kankainen, V. and Stenros, J. (2021) ‘Game jams in general formal education.’ <text:span text:style-name="T3">International Journal of Child-Computer Interaction</text:span>, 28, June, p. 100274.</text:p>
        <text:p text:style-name="Bibliography_20_1">Bakioglu, B. S. (2008) ‘Spectacular Interventions of Second Life: Goon Culture, Griefing, and Disruption in Virtual Spaces.’ <text:span text:style-name="T3">Journal For Virtual Worlds Research</text:span>, 1(3).</text:p>
        <text:p text:style-name="Bibliography_20_1">Bartle, R. (n.d.) ‘HEARTS, CLUBS, DIAMONDS, SPADES: PLAYERS WHO SUIT MUDS’ p. 27.</text:p>
        <text:p text:style-name="Bibliography_20_1">Biffi, A., Bissola, R. and Imperatori, B. (2017) ‘Chasing innovation: a pilot case study of a rhizomatic design thinking education program.’ <text:span text:style-name="T3">Education + Training</text:span>, 59(9) pp. 957–977.</text:p>
        <text:p text:style-name="Bibliography_20_1">Disalvo, B., Guzdial, M., Mcklin, T., Meadows, C., Perry, K., Steward, C. and Bruckman, A. (2009) ‘Glitch Game Testers: African American Men Breaking Open the Console,’ January.</text:p>
        <text:p text:style-name="Bibliography_20_1">Engeström, Y. (2006) ‘Development, movement and agency: Breaking away into mycorrhizae activities.’ <text:span text:style-name="T3">Building activity theory in practice: Toward the next generation</text:span>, 1 pp. 1–43.</text:p>
        <text:p text:style-name="Bibliography_20_1">de Freitas, E. (2012) ‘The Classroom as Rhizome: New Strategies for Diagramming Knotted Interactions.’ <text:span text:style-name="T3">Qualitative Inquiry</text:span>, 18(7) pp. 557–570.</text:p>
        <text:p text:style-name="Bibliography_20_1">Gabler, K., Gray, K., Shodhan, S. and Kucic, M. (2005) ‘How to prototype a game in under 7 days.’ <text:span text:style-name="T3">Gamasutra, October</text:span>, 26.</text:p>
        <text:p text:style-name="Bibliography_20_1">Goddard, W., Byrne, R. and Mueller, F. ‘Floyd’ (2014) ‘Playful Game Jams: Guidelines for Designed Outcomes.’ <text:span text:style-name="T3">In</text:span>. ACM Press, pp. 1–10.</text:p>
        <text:p text:style-name="Bibliography_20_1">Haapasaari, A., Engeström, Y. and Kerosuo, H. (2016) ‘The emergence of learners’ transformative agency in a Change Laboratory intervention.’ <text:span text:style-name="T3">Journal of Education and Work</text:span>, 29(2) pp. 232–262.</text:p>
        <text:p text:style-name="Bibliography_20_1">Hagge, J. (2018) ‘Coding to Create: A Subtext of Decisions as Early Adolescents Design Digital Media.’ <text:span text:style-name="T3">Technology, Knowledge and Learning</text:span>, 23(2) pp. 247–271.</text:p>
        <text:p text:style-name="Bibliography_20_1">Heathcote, D. and Bolton, G. (1994) <text:span text:style-name="T3">Drama for Learning: Dorothy Heathcote’s Mantle of the Expert Approach to Education. Dimensions of Drama Series.</text:span> ERIC.</text:p>
        <text:p text:style-name="Bibliography_20_1">Hopwood, N. (2022) ‘Agency in cultural-historical activity theory: strengthening commitment to social transformation.’ <text:span text:style-name="T3">Mind, Culture, and Activity</text:span>. Routledge, 29(2) pp. 108–122.</text:p>
        <text:p text:style-name="Bibliography_20_1"><text:soft-page-break/>Hung, D., Tan, S. C. and Koh, T. S. (2006) ‘Engaged Learning: Making Learning an Authentic Experience.’ <text:span text:style-name="T3">In</text:span> Hung, D. and Khine, M. S. (eds) <text:span text:style-name="T3">Engaged Learning with Emerging Technologies</text:span>. Berlin/Heidelberg: Springer-Verlag, pp. 29–48.</text:p>
        <text:p text:style-name="Bibliography_20_1">Kuby, C. R. (2016) ‘Rhizomatic Possibilities for Writing Processes: Fluid Structures and Components.’ <text:span text:style-name="T3">In</text:span> <text:span text:style-name="T3">Reclaiming Early Childhood Literacies</text:span>. Routledge.</text:p>
        <text:p text:style-name="Bibliography_20_1">Latour, B. (2008) ‘A cautious Prometheus? A few steps toward a philosophy of design (with special attention to Peter Sloterdijk).’ <text:span text:style-name="T3">In</text:span> <text:span text:style-name="T3">Proceedings of the 2008 annual international conference of the design history society</text:span>, pp. 2–10.</text:p>
        <text:p text:style-name="Bibliography_20_1">Lund, A. and Rasmussen, I. (2008) ‘The right tool for the wrong task? Match and mismatch between first and second stimulus in double stimulation.’ <text:span text:style-name="T3">International Journal of Computer-Supported Collaborative Learning</text:span>, 3(4) pp. 387–412.</text:p>
        <text:p text:style-name="Bibliography_20_1">Matusov, E., von Duyke, K. and Kayumova, S. (2016) ‘Mapping Concepts of Agency in Educational Contexts.’ <text:span text:style-name="T3">Integrative Psychological and Behavioral Science</text:span>, 50(3) pp. 420–446.</text:p>
        <text:p text:style-name="Bibliography_20_1">Moje, E. B., Collazo, T., Carrillo, R. and Marx, R. W. (2001) ‘“Maestro, what is ‘quality’?”: Language, literacy, and discourse in project-based science.’ <text:span text:style-name="T3">Journal of Research in Science Teaching</text:span>, 38(4) pp. 469–498.</text:p>
        <text:p text:style-name="Bibliography_20_1">O’Neill, C. and Lambert, A. (1982) <text:span text:style-name="T3">Drama Structures: A Practical Handbook for Teachers</text:span>. Nelson Thornes.</text:p>
        <text:p text:style-name="Bibliography_20_1">Papert, S. (1980) <text:span text:style-name="T3">Mindstorms: children, computers, and powerful ideas</text:span>. New York: Basic Books.</text:p>
        <text:p text:style-name="Bibliography_20_1">Piazzoli, E. (2011) ‘Process drama: the use of affective space to reduce language anxiety in the additional language learning classroom.’ <text:span text:style-name="T3">Research in Drama Education: The Journal of Applied Theatre and Performance</text:span>. Routledge, 16(4) pp. 557–573.</text:p>
        <text:p text:style-name="Bibliography_20_1">Pogue, D. (2017) ‘User Manuals Are Mostly Gone--Which Is Both Good and Bad.’ <text:span text:style-name="T3">Scientific American</text:span>.</text:p>
        <text:p text:style-name="Bibliography_20_1">Ratto, M. (2011) ‘Critical Making: Conceptual and Material Studies in Technology and Social Life.’ <text:span text:style-name="T3">The Information Society</text:span>, 27(4) pp. 252–260.</text:p>
        <text:p text:style-name="Bibliography_20_1">Resnick, M. (2007) ‘All I really need to know (about creative thinking) I learned (by studying how children learn) in kindergarten.’ <text:span text:style-name="T3">In</text:span> <text:span text:style-name="T3">Proceedings of the 6th ACM SIGCHI conference on Creativity &amp; cognition</text:span>. ACM, pp. 1–6.</text:p>
        <text:p text:style-name="Bibliography_20_1">Resnick, M. (2012) ‘Mother’s Day, Warrior Cats, and Digital Fluency: Stories from the Scratch Online Community.’ <text:span text:style-name="T3">In</text:span> <text:span text:style-name="T3">Proceedings of the Constructionism 2012 conference. Athens, Greece</text:span>.</text:p>
        <text:p text:style-name="Bibliography_20_1">Resnick, M., Myers, B., Nakakoji, K., Shneiderman, B., Pausch, R., Selker, T. and Eisenberg, M. (2005) ‘Design principles for tools to support creative thinking.’</text:p>
        <text:p text:style-name="Bibliography_20_1">Resnick, M. and Silverman, B. (2005) ‘Some reflections on designing construction kits for kids.’ <text:span text:style-name="T3">In</text:span> <text:span text:style-name="T3">Proceedings of the 2005 conference on Interaction design and children</text:span>. ACM, pp. 117–122.</text:p>
        <text:p text:style-name="Bibliography_20_1">Sannino, A. (2015) ‘The principle of double stimulation: A path to volitional action.’ <text:span text:style-name="T3">Learning, Culture and Social Interaction</text:span>, 6, September, pp. 1–15.</text:p>
        <text:p text:style-name="Bibliography_20_1">Sannino, A., Engeström, Y. and Lemos, M. (2016) ‘Formative Interventions for Expansive Learning and Transformative Agency.’ <text:span text:style-name="T3">Journal of the Learning Sciences</text:span>, 25(4) pp. 599–633.</text:p>
        <text:p text:style-name="Bibliography_20_1"><text:soft-page-break/>Stenros, J. (2012) ‘In defence of a magic circle: The social and mental boundaries of play.’ <text:span text:style-name="T3">In</text:span> <text:span text:style-name="T3">Proceedings of</text:span>.</text:p>
        <text:p text:style-name="Bibliography_20_1">Stinson, M. and Freebody, K. (2006) ‘The Dol Project: The Contributions of Process Drama to Improved Results in English Oral Communication.’ <text:span text:style-name="T3">Youth Theatre Journal</text:span>. Routledge, 20(1) pp. 27–41.</text:p>
        <text:p text:style-name="Bibliography_20_1">Sutton-smith, B. (2001) <text:span text:style-name="T3">The Ambiguity of Play</text:span>. New Ed edition, Cambridge, Mass.: Harvard University Press.</text:p>
        <text:p text:style-name="Bibliography_20_1">Weibel, P. and Latour, B. (2005) <text:span text:style-name="T3">Making Things Public : Atmospheres of Democracy</text:span>. Weibel, P. and Latour, B. (eds). MIT Press.</text:p>
        <text:p text:style-name="Bibliography_20_1">Whitton, N. (2018) ‘Playful learning: tools, techniques, and tactics.’ <text:span text:style-name="T3">Research in Learning Technology</text:span>, 26, May.</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4-06-26T09:45:53Z</meta:creation-date>
    <dc:date>2024-06-26T10:48:13.012856617</dc:date>
    <meta:editing-duration>PT2M</meta:editing-duration>
    <meta:editing-cycles>2</meta:editing-cycles>
    <meta:document-statistic meta:table-count="1" meta:image-count="0" meta:object-count="0" meta:page-count="22" meta:paragraph-count="374" meta:word-count="10560" meta:character-count="67542" meta:non-whitespace-character-count="57441"/>
    <meta:user-defined meta:name="ZOTERO_PREF_1">&lt;data data-version="3" zotero-version="6.0.35"&gt;&lt;session id="asOE9GSJ"/&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